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60"/>
    <style:style style:name="ce39" style:family="table-cell" style:parent-style-name="Default" style:data-style-name="N1">
      <style:table-cell-properties fo:background-color="#ff3333"/>
    </style:style>
    <style:style style:name="ce40" style:family="table-cell" style:parent-style-name="Default" style:data-style-name="N1"/>
    <style:style style:name="ce41" style:family="table-cell" style:parent-style-name="Default" style:data-style-name="N2">
      <style:table-cell-properties fo:background-color="#ff3333"/>
    </style:style>
    <style:style style:name="ce42" style:family="table-cell" style:parent-style-name="Default" style:data-style-name="N129">
      <style:table-cell-properties fo:background-color="#ff3333"/>
    </style:style>
    <style:style style:name="ce43" style:family="table-cell" style:parent-style-name="Default" style:data-style-name="N129"/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6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7" style:family="table-cell" style:parent-style-name="Default">
      <style:table-cell-properties fo:background-color="#ffff00"/>
      <style:text-properties fo:color="#800000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  <style:text-properties fo:color="#000000"/>
    </style:style>
    <style:style style:name="ce5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68" calcext:value-type="float">
            <text:p>-0.0819878311</text:p>
          </table:table-cell>
          <table:table-cell table:formula="of:=([.F5]-[.$AG$5])^2" office:value-type="float" office:value="0.00672200445132985" calcext:value-type="float">
            <text:p>0.0067220045</text:p>
          </table:table-cell>
          <table:table-cell table:style-name="ce3" table:formula="of:=([.F5]-[.$AG$5])^3" office:value-type="float" office:value="0.00055112256572582" calcext:value-type="float">
            <text:p>0.0005511226</text:p>
          </table:table-cell>
          <table:table-cell table:style-name="ce3" table:formula="of:=([.F5]-[.$AG$5])^4" office:value-type="float" office:value="0.0000451853438436984" calcext:value-type="float">
            <text:p>4.5185343843698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19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1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3" calcext:value-type="float">
            <text:p>-0.7736513974</text:p>
          </table:table-cell>
          <table:table-cell table:style-name="ce3" table:formula="of:=([.F19]-[.$AG$5])^4" office:value-type="float" office:value="0.710221397319453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6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3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formula="of:=MAX([.AH17:.AH29])"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.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.842745335438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.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5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.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.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.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7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.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.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.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59" calcext:value-type="float">
            <text:p>0.003853800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.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.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.020842607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.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1" calcext:value-type="float">
            <text:p>0.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.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.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.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5" calcext:value-type="float">
            <text:p>0.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formula="of:=MAX([.AH30:.AH40])"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.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.89430138179257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.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.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.8686498609685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.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.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5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.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.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.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.025123699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.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.039253932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.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8" calcext:value-type="float">
            <text:p>0.0383932059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.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.02162939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1" calcext:value-type="float">
            <text:p>0.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.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formula="of:=MAX([.AH42:.AH52])"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.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.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.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5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.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.0027250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.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3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.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.006390803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.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.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.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" calcext:value-type="float">
            <text:p>0.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.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6" calcext:value-type="float">
            <text:p>0.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.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.0157723545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.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.004308679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7" calcext:value-type="float">
            <text:p>0.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.0027250485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AH54:.AH66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.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.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.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.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.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.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.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.030635753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.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.04838612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.0569079182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.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.0457568262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.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.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.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.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.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.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.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.0015233484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formula="of:=MAX([.AH66:.AH76])"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.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.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.0050980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.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3" calcext:value-type="float">
            <text:p>0.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.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.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.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7" calcext:value-type="float">
            <text:p>0.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.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.027790143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.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5" calcext:value-type="float">
            <text:p>0.00578069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.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.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.003337488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.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2" calcext:value-type="float">
            <text:p>1.89149732664242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.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7" calcext:value-type="float">
            <text:p>1.8452143698496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formula="of:=MAX([.AH78:.AH88])"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.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.003853800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.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.020753345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.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.0382963755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.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.038921467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.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.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.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.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.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.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6" calcext:value-type="float">
            <text:p>1.94716465771356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.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.002725048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.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.8446234512831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.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.83520867596566E-00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formula="of:=MAX([.AH89:.AH101])"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.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.024220754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.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.0396304778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.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5" calcext:value-type="float">
            <text:p>0.036458654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.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.021195897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.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.001926900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.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5" calcext:value-type="float">
            <text:p>1.82051774453075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.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.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.0019269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.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.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5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.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.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.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.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.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.41</text:p>
          </table:table-cell>
          <table:table-cell table:style-name="ce42" table:formula="of:=2*[.D6]*[.F6]*[.C6]/[.$B$4]" office:value-type="float" office:value="0.171761438333333" calcext:value-type="float">
            <text:p>0.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.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.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.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.24</text:p>
          </table:table-cell>
          <table:table-cell table:style-name="ce42" table:formula="of:=2*[.D7]*[.F7]*[.C7]/[.$B$4]" office:value-type="float" office:value="0.874761066666667" calcext:value-type="float">
            <text:p>0.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.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3" table:formula="of:=2*[.D8]*[.F8]*[.C8]/[.$B$4]" office:value-type="float" office:value="4.4595715" calcext:value-type="float">
            <text:p>4.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3" table:formula="of:=2*[.D9]*[.F9]*[.C9]/[.$B$4]" office:value-type="float" office:value="0.0744970666666667" calcext:value-type="float">
            <text:p>0.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3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3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.2136490621</text:p>
          </table:table-cell>
          <table:table-cell table:formula="of:=[.AZ8]*[.$B$7]" office:value-type="float" office:value="633.219221105528" calcext:value-type="float">
            <text:p>633.2192211055</text:p>
          </table:table-cell>
          <table:table-cell table:style-name="ce3" table:formula="of:=2*[.BE8]*[.BF8]*[.$B$5]/[.$G$4]" office:value-type="float" office:value="0.00475875048221414" calcext:value-type="float">
            <text:p>0.0047587505</text:p>
          </table:table-cell>
          <table:table-cell table:formula="of:=[.BA8]-[.BG8]" office:value-type="float" office:value="-0.00475875048221414" calcext:value-type="float">
            <text:p>-0.0047587505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3" table:formula="of:=SQRT((2*[.$B$5]/[.$G$4])^2*([.BE8]^2*[.BJ8]^2+[.BF8]^2*[.BJ8]^2))" office:value-type="float" office:value="0.000318272504861071" calcext:value-type="float">
            <text:p>0.0003182725</text:p>
          </table:table-cell>
          <table:table-cell table:formula="of:=SQRT([.BK8]*[.BK8]+[.BD8]*[.BD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3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3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.5236131435</text:p>
          </table:table-cell>
          <table:table-cell table:formula="of:=[.AZ9]*[.$B$7]" office:value-type="float" office:value="668.439698492462" calcext:value-type="float">
            <text:p>668.4396984925</text:p>
          </table:table-cell>
          <table:table-cell table:style-name="ce3" table:formula="of:=2*[.BE9]*[.BF9]*[.$B$5]/[.$G$4]" office:value-type="float" office:value="0.00489234034287357" calcext:value-type="float">
            <text:p>0.0048923403</text:p>
          </table:table-cell>
          <table:table-cell table:formula="of:=[.BA9]-[.BG9]" office:value-type="float" office:value="-0.00489234034287357" calcext:value-type="float">
            <text:p>-0.0048923403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3" table:formula="of:=SQRT((2*[.$B$5]/[.$G$4])^2*([.BE9]^2*[.BJ9]^2+[.BF9]^2*[.BJ9]^2))" office:value-type="float" office:value="0.000336856828262236" calcext:value-type="float">
            <text:p>0.0003368568</text:p>
          </table:table-cell>
          <table:table-cell table:formula="of:=SQRT([.BK9]*[.BK9]+[.BD9]*[.BD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3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3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.8027138486</text:p>
          </table:table-cell>
          <table:table-cell table:formula="of:=[.AZ10]*[.$B$7]" office:value-type="float" office:value="657.199120603015" calcext:value-type="float">
            <text:p>657.199120603</text:p>
          </table:table-cell>
          <table:table-cell table:style-name="ce3" table:formula="of:=2*[.BE10]*[.BF10]*[.$B$5]/[.$G$4]" office:value-type="float" office:value="0.00484522281088223" calcext:value-type="float">
            <text:p>0.0048452228</text:p>
          </table:table-cell>
          <table:table-cell table:formula="of:=[.BA10]-[.BG10]" office:value-type="float" office:value="0.995154777189118" calcext:value-type="float">
            <text:p>0.9951547772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3" table:formula="of:=SQRT((2*[.$B$5]/[.$G$4])^2*([.BE10]^2*[.BJ10]^2+[.BF10]^2*[.BJ10]^2))" office:value-type="float" office:value="0.000330644941835573" calcext:value-type="float">
            <text:p>0.0003306449</text:p>
          </table:table-cell>
          <table:table-cell table:formula="of:=SQRT([.BK10]*[.BK10]+[.BD10]*[.BD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3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3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.6631634961</text:p>
          </table:table-cell>
          <table:table-cell table:formula="of:=[.AZ11]*[.$B$7]" office:value-type="float" office:value="691.670226130653" calcext:value-type="float">
            <text:p>691.6702261307</text:p>
          </table:table-cell>
          <table:table-cell table:style-name="ce3" table:formula="of:=2*[.BE11]*[.BF11]*[.$B$5]/[.$G$4]" office:value-type="float" office:value="0.00508086391479982" calcext:value-type="float">
            <text:p>0.0050808639</text:p>
          </table:table-cell>
          <table:table-cell table:formula="of:=[.BA11]-[.BG11]" office:value-type="float" office:value="3.9949191360852" calcext:value-type="float">
            <text:p>3.9949191361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3" table:formula="of:=SQRT((2*[.$B$5]/[.$G$4])^2*([.BE11]^2*[.BJ11]^2+[.BF11]^2*[.BJ11]^2))" office:value-type="float" office:value="0.000352740385188565" calcext:value-type="float">
            <text:p>0.0003527404</text:p>
          </table:table-cell>
          <table:table-cell table:formula="of:=SQRT([.BK11]*[.BK11]+[.BD11]*[.BD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3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3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.4149261674</text:p>
          </table:table-cell>
          <table:table-cell table:formula="of:=[.AZ12]*[.$B$7]" office:value-type="float" office:value="737.381909547739" calcext:value-type="float">
            <text:p>737.3819095477</text:p>
          </table:table-cell>
          <table:table-cell table:style-name="ce3" table:formula="of:=2*[.BE12]*[.BF12]*[.$B$5]/[.$G$4]" office:value-type="float" office:value="0.00519314967656227" calcext:value-type="float">
            <text:p>0.0051931497</text:p>
          </table:table-cell>
          <table:table-cell table:formula="of:=[.BA12]-[.BG12]" office:value-type="float" office:value="8.99480685032344" calcext:value-type="float">
            <text:p>8.9948068503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3" table:formula="of:=SQRT((2*[.$B$5]/[.$G$4])^2*([.BE12]^2*[.BJ12]^2+[.BF12]^2*[.BJ12]^2))" office:value-type="float" office:value="0.000378053388329932" calcext:value-type="float">
            <text:p>0.0003780534</text:p>
          </table:table-cell>
          <table:table-cell table:formula="of:=SQRT([.BK12]*[.BK12]+[.BD12]*[.BD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3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3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6]" office:value-type="float" office:value="555.569908208062" calcext:value-type="float">
            <text:p>555.5699082081</text:p>
          </table:table-cell>
          <table:table-cell table:formula="of:=[.AZ13]*[.$B$7]" office:value-type="float" office:value="735.883165829146" calcext:value-type="float">
            <text:p>735.8831658291</text:p>
          </table:table-cell>
          <table:table-cell table:style-name="ce3" table:formula="of:=2*[.BE13]*[.BF13]*[.$B$5]/[.$G$4]" office:value-type="float" office:value="0.00511043178614446" calcext:value-type="float">
            <text:p>0.0051104318</text:p>
          </table:table-cell>
          <table:table-cell table:formula="of:=[.BA13]-[.BG13]" office:value-type="float" office:value="22.9948895682139" calcext:value-type="float">
            <text:p>22.994889568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3" table:formula="of:=SQRT((2*[.$B$5]/[.$G$4])^2*([.BE13]^2*[.BJ13]^2+[.BF13]^2*[.BJ13]^2))" office:value-type="float" office:value="0.000375069162727917" calcext:value-type="float">
            <text:p>0.0003750692</text:p>
          </table:table-cell>
          <table:table-cell table:formula="of:=SQRT([.BK13]*[.BK13]+[.BD13]*[.BD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3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3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6]" office:value-type="float" office:value="559.84900891313" calcext:value-type="float">
            <text:p>559.8490089131</text:p>
          </table:table-cell>
          <table:table-cell table:formula="of:=[.AZ14]*[.$B$7]" office:value-type="float" office:value="777.847989949749" calcext:value-type="float">
            <text:p>777.8479899497</text:p>
          </table:table-cell>
          <table:table-cell table:style-name="ce3" table:formula="of:=2*[.BE14]*[.BF14]*[.$B$5]/[.$G$4]" office:value-type="float" office:value="0.00544346782823047" calcext:value-type="float">
            <text:p>0.0054434678</text:p>
          </table:table-cell>
          <table:table-cell table:formula="of:=[.BA14]-[.BG14]" office:value-type="float" office:value="30.9945565321718" calcext:value-type="float">
            <text:p>30.9945565322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3" table:formula="of:=SQRT((2*[.$B$5]/[.$G$4])^2*([.BE14]^2*[.BJ14]^2+[.BF14]^2*[.BJ14]^2))" office:value-type="float" office:value="0.000406244971183942" calcext:value-type="float">
            <text:p>0.000406245</text:p>
          </table:table-cell>
          <table:table-cell table:formula="of:=SQRT([.BK14]*[.BK14]+[.BD14]*[.BD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3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3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.2052680591</text:p>
          </table:table-cell>
          <table:table-cell table:formula="of:=[.AZ15]*[.$B$7]" office:value-type="float" office:value="752.369346733668" calcext:value-type="float">
            <text:p>752.3693467337</text:p>
          </table:table-cell>
          <table:table-cell table:style-name="ce3" table:formula="of:=2*[.BE15]*[.BF15]*[.$B$5]/[.$G$4]" office:value-type="float" office:value="0.00483590352020763" calcext:value-type="float">
            <text:p>0.0048359035</text:p>
          </table:table-cell>
          <table:table-cell table:formula="of:=[.BA15]-[.BG15]" office:value-type="float" office:value="63.9951640964798" calcext:value-type="float">
            <text:p>63.9951640965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3" table:formula="of:=SQRT((2*[.$B$5]/[.$G$4])^2*([.BE15]^2*[.BJ15]^2+[.BF15]^2*[.BJ15]^2))" office:value-type="float" office:value="0.000376831110012409" calcext:value-type="float">
            <text:p>0.0003768311</text:p>
          </table:table-cell>
          <table:table-cell table:formula="of:=SQRT([.BK15]*[.BK15]+[.BD15]*[.BD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3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3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6]" office:value-type="float" office:value="558.422642011441" calcext:value-type="float">
            <text:p>558.4226420114</text:p>
          </table:table-cell>
          <table:table-cell table:formula="of:=[.AZ16]*[.$B$7]" office:value-type="float" office:value="737.381909547739" calcext:value-type="float">
            <text:p>737.3819095477</text:p>
          </table:table-cell>
          <table:table-cell table:style-name="ce3" table:formula="of:=2*[.BE16]*[.BF16]*[.$B$5]/[.$G$4]" office:value-type="float" office:value="0.00514713442626362" calcext:value-type="float">
            <text:p>0.0051471344</text:p>
          </table:table-cell>
          <table:table-cell table:formula="of:=[.BA16]-[.BG16]" office:value-type="float" office:value="102.994852865574" calcext:value-type="float">
            <text:p>102.9948528656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3" table:formula="of:=SQRT((2*[.$B$5]/[.$G$4])^2*([.BE16]^2*[.BJ16]^2+[.BF16]^2*[.BJ16]^2))" office:value-type="float" office:value="0.000376822064945151" calcext:value-type="float">
            <text:p>0.0003768221</text:p>
          </table:table-cell>
          <table:table-cell table:formula="of:=SQRT([.BK16]*[.BK16]+[.BD16]*[.BD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3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3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6]" office:value-type="float" office:value="581.244512438473" calcext:value-type="float">
            <text:p>581.2445124385</text:p>
          </table:table-cell>
          <table:table-cell table:formula="of:=[.AZ17]*[.$B$7]" office:value-type="float" office:value="793.584798994975" calcext:value-type="float">
            <text:p>793.584798995</text:p>
          </table:table-cell>
          <table:table-cell table:style-name="ce3" table:formula="of:=2*[.BE17]*[.BF17]*[.$B$5]/[.$G$4]" office:value-type="float" office:value="0.00576583511963022" calcext:value-type="float">
            <text:p>0.0057658351</text:p>
          </table:table-cell>
          <table:table-cell table:formula="of:=[.BA17]-[.BG17]" office:value-type="float" office:value="117.99423416488" calcext:value-type="float">
            <text:p>117.9942341649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3" table:formula="of:=SQRT((2*[.$B$5]/[.$G$4])^2*([.BE17]^2*[.BJ17]^2+[.BF17]^2*[.BJ17]^2))" office:value-type="float" office:value="0.000423263981614249" calcext:value-type="float">
            <text:p>0.000423264</text:p>
          </table:table-cell>
          <table:table-cell table:formula="of:=SQRT([.BK17]*[.BK17]+[.BD17]*[.BD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3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3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6]" office:value-type="float" office:value="563.414926167354" calcext:value-type="float">
            <text:p>563.4149261674</text:p>
          </table:table-cell>
          <table:table-cell table:formula="of:=[.AZ18]*[.$B$7]" office:value-type="float" office:value="769.604899497487" calcext:value-type="float">
            <text:p>769.6048994975</text:p>
          </table:table-cell>
          <table:table-cell table:style-name="ce3" table:formula="of:=2*[.BE18]*[.BF18]*[.$B$5]/[.$G$4]" office:value-type="float" office:value="0.00542008609535514" calcext:value-type="float">
            <text:p>0.0054200861</text:p>
          </table:table-cell>
          <table:table-cell table:formula="of:=[.BA18]-[.BG18]" office:value-type="float" office:value="101.994579913905" calcext:value-type="float">
            <text:p>101.9945799139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3" table:formula="of:=SQRT((2*[.$B$5]/[.$G$4])^2*([.BE18]^2*[.BJ18]^2+[.BF18]^2*[.BJ18]^2))" office:value-type="float" office:value="0.000401105056166102" calcext:value-type="float">
            <text:p>0.0004011051</text:p>
          </table:table-cell>
          <table:table-cell table:formula="of:=SQRT([.BK18]*[.BK18]+[.BD18]*[.BD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3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3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6]" office:value-type="float" office:value="556.996275109751" calcext:value-type="float">
            <text:p>556.9962751098</text:p>
          </table:table-cell>
          <table:table-cell table:formula="of:=[.AZ19]*[.$B$7]" office:value-type="float" office:value="742.627512562814" calcext:value-type="float">
            <text:p>742.6275125628</text:p>
          </table:table-cell>
          <table:table-cell table:style-name="ce3" table:formula="of:=2*[.BE19]*[.BF19]*[.$B$5]/[.$G$4]" office:value-type="float" office:value="0.00517050947864384" calcext:value-type="float">
            <text:p>0.0051705095</text:p>
          </table:table-cell>
          <table:table-cell table:formula="of:=[.BA19]-[.BG19]" office:value-type="float" office:value="82.9948294905214" calcext:value-type="float">
            <text:p>82.9948294905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3" table:formula="of:=SQRT((2*[.$B$5]/[.$G$4])^2*([.BE19]^2*[.BJ19]^2+[.BF19]^2*[.BJ19]^2))" office:value-type="float" office:value="0.000380168796979571" calcext:value-type="float">
            <text:p>0.0003801688</text:p>
          </table:table-cell>
          <table:table-cell table:formula="of:=SQRT([.BK19]*[.BK19]+[.BD19]*[.BD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3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3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6]" office:value-type="float" office:value="558.422642011441" calcext:value-type="float">
            <text:p>558.4226420114</text:p>
          </table:table-cell>
          <table:table-cell table:formula="of:=[.AZ20]*[.$B$7]" office:value-type="float" office:value="768.106155778895" calcext:value-type="float">
            <text:p>768.1061557789</text:p>
          </table:table-cell>
          <table:table-cell table:style-name="ce3" table:formula="of:=2*[.BE20]*[.BF20]*[.$B$5]/[.$G$4]" office:value-type="float" office:value="0.00536159836069127" calcext:value-type="float">
            <text:p>0.0053615984</text:p>
          </table:table-cell>
          <table:table-cell table:formula="of:=[.BA20]-[.BG20]" office:value-type="float" office:value="75.9946384016393" calcext:value-type="float">
            <text:p>75.9946384016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3" table:formula="of:=SQRT((2*[.$B$5]/[.$G$4])^2*([.BE20]^2*[.BJ20]^2+[.BF20]^2*[.BJ20]^2))" office:value-type="float" office:value="0.000398778906447194" calcext:value-type="float">
            <text:p>0.0003987789</text:p>
          </table:table-cell>
          <table:table-cell table:formula="of:=SQRT([.BK20]*[.BK20]+[.BD20]*[.BD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3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3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6]" office:value-type="float" office:value="572.686311028336" calcext:value-type="float">
            <text:p>572.6863110283</text:p>
          </table:table-cell>
          <table:table-cell table:formula="of:=[.AZ21]*[.$B$7]" office:value-type="float" office:value="768.106155778895" calcext:value-type="float">
            <text:p>768.1061557789</text:p>
          </table:table-cell>
          <table:table-cell table:style-name="ce3" table:formula="of:=2*[.BE21]*[.BF21]*[.$B$5]/[.$G$4]" office:value-type="float" office:value="0.00549854851038964" calcext:value-type="float">
            <text:p>0.0054985485</text:p>
          </table:table-cell>
          <table:table-cell table:formula="of:=[.BA21]-[.BG21]" office:value-type="float" office:value="42.9945014514896" calcext:value-type="float">
            <text:p>42.9945014515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3" table:formula="of:=SQRT((2*[.$B$5]/[.$G$4])^2*([.BE21]^2*[.BJ21]^2+[.BF21]^2*[.BJ21]^2))" office:value-type="float" office:value="0.000402330204409226" calcext:value-type="float">
            <text:p>0.0004023302</text:p>
          </table:table-cell>
          <table:table-cell table:formula="of:=SQRT([.BK21]*[.BK21]+[.BD21]*[.BD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3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3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6]" office:value-type="float" office:value="571.259944126646" calcext:value-type="float">
            <text:p>571.2599441266</text:p>
          </table:table-cell>
          <table:table-cell table:formula="of:=[.AZ22]*[.$B$7]" office:value-type="float" office:value="726.890703517588" calcext:value-type="float">
            <text:p>726.8907035176</text:p>
          </table:table-cell>
          <table:table-cell table:style-name="ce3" table:formula="of:=2*[.BE22]*[.BF22]*[.$B$5]/[.$G$4]" office:value-type="float" office:value="0.00519054428347045" calcext:value-type="float">
            <text:p>0.0051905443</text:p>
          </table:table-cell>
          <table:table-cell table:formula="of:=[.BA22]-[.BG22]" office:value-type="float" office:value="28.9948094557165" calcext:value-type="float">
            <text:p>28.9948094557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3" table:formula="of:=SQRT((2*[.$B$5]/[.$G$4])^2*([.BE22]^2*[.BJ22]^2+[.BF22]^2*[.BJ22]^2))" office:value-type="float" office:value="0.000372665288187623" calcext:value-type="float">
            <text:p>0.0003726653</text:p>
          </table:table-cell>
          <table:table-cell table:formula="of:=SQRT([.BK22]*[.BK22]+[.BD22]*[.BD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3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3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6]" office:value-type="float" office:value="589.80271384861" calcext:value-type="float">
            <text:p>589.8027138486</text:p>
          </table:table-cell>
          <table:table-cell table:formula="of:=[.AZ23]*[.$B$7]" office:value-type="float" office:value="711.903266331658" calcext:value-type="float">
            <text:p>711.9032663317</text:p>
          </table:table-cell>
          <table:table-cell table:style-name="ce3" table:formula="of:=2*[.BE23]*[.BF23]*[.$B$5]/[.$G$4]" office:value-type="float" office:value="0.00524853098100127" calcext:value-type="float">
            <text:p>0.005248531</text:p>
          </table:table-cell>
          <table:table-cell table:formula="of:=[.BA23]-[.BG23]" office:value-type="float" office:value="4.994751469019" calcext:value-type="float">
            <text:p>4.994751469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3" table:formula="of:=SQRT((2*[.$B$5]/[.$G$4])^2*([.BE23]^2*[.BJ23]^2+[.BF23]^2*[.BJ23]^2))" office:value-type="float" office:value="0.000366980936791107" calcext:value-type="float">
            <text:p>0.0003669809</text:p>
          </table:table-cell>
          <table:table-cell table:formula="of:=SQRT([.BK23]*[.BK23]+[.BD23]*[.BD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3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3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6]" office:value-type="float" office:value="547.72489024877" calcext:value-type="float">
            <text:p>547.7248902488</text:p>
          </table:table-cell>
          <table:table-cell table:formula="of:=[.AZ24]*[.$B$7]" office:value-type="float" office:value="681.928391959799" calcext:value-type="float">
            <text:p>681.9283919598</text:p>
          </table:table-cell>
          <table:table-cell table:style-name="ce3" table:formula="of:=2*[.BE24]*[.BF24]*[.$B$5]/[.$G$4]" office:value-type="float" office:value="0.00466886442054626" calcext:value-type="float">
            <text:p>0.0046688644</text:p>
          </table:table-cell>
          <table:table-cell table:formula="of:=[.BA24]-[.BG24]" office:value-type="float" office:value="2.99533113557945" calcext:value-type="float">
            <text:p>2.9953311356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3" table:formula="of:=SQRT((2*[.$B$5]/[.$G$4])^2*([.BE24]^2*[.BJ24]^2+[.BF24]^2*[.BJ24]^2))" office:value-type="float" office:value="0.000336427511389409" calcext:value-type="float">
            <text:p>0.0003364275</text:p>
          </table:table-cell>
          <table:table-cell table:formula="of:=SQRT([.BK24]*[.BK24]+[.BD24]*[.BD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3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3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.8181455368</text:p>
          </table:table-cell>
          <table:table-cell table:formula="of:=[.AZ25]*[.$B$7]" office:value-type="float" office:value="709.655150753769" calcext:value-type="float">
            <text:p>709.6551507538</text:p>
          </table:table-cell>
          <table:table-cell table:style-name="ce3" table:formula="of:=2*[.BE25]*[.BF25]*[.$B$5]/[.$G$4]" office:value-type="float" office:value="0.00514338666850846" calcext:value-type="float">
            <text:p>0.0051433867</text:p>
          </table:table-cell>
          <table:table-cell table:formula="of:=[.BA25]-[.BG25]" office:value-type="float" office:value="0.994856613331491" calcext:value-type="float">
            <text:p>0.9948566133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3" table:formula="of:=SQRT((2*[.$B$5]/[.$G$4])^2*([.BE25]^2*[.BJ25]^2+[.BF25]^2*[.BJ25]^2))" office:value-type="float" office:value="0.000362928572123759" calcext:value-type="float">
            <text:p>0.0003629286</text:p>
          </table:table-cell>
          <table:table-cell table:formula="of:=SQRT([.BK25]*[.BK25]+[.BD25]*[.BD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3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3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.477318079</text:p>
          </table:table-cell>
          <table:table-cell table:formula="of:=[.AZ26]*[.$B$7]" office:value-type="float" office:value="669.938442211055" calcext:value-type="float">
            <text:p>669.9384422111</text:p>
          </table:table-cell>
          <table:table-cell table:style-name="ce3" table:formula="of:=2*[.BE26]*[.BF26]*[.$B$5]/[.$G$4]" office:value-type="float" office:value="0.00515414894612622" calcext:value-type="float">
            <text:p>0.0051541489</text:p>
          </table:table-cell>
          <table:table-cell table:formula="of:=[.BA26]-[.BG26]" office:value-type="float" office:value="0.994845851053874" calcext:value-type="float">
            <text:p>0.9948458511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3" table:formula="of:=SQRT((2*[.$B$5]/[.$G$4])^2*([.BE26]^2*[.BJ26]^2+[.BF26]^2*[.BJ26]^2))" office:value-type="float" office:value="0.000345425305884181" calcext:value-type="float">
            <text:p>0.0003454253</text:p>
          </table:table-cell>
          <table:table-cell table:formula="of:=SQRT([.BK26]*[.BK26]+[.BD26]*[.BD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3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3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.8027138486</text:p>
          </table:table-cell>
          <table:table-cell table:formula="of:=[.AZ27]*[.$B$7]" office:value-type="float" office:value="646.707914572864" calcext:value-type="float">
            <text:p>646.7079145729</text:p>
          </table:table-cell>
          <table:table-cell table:style-name="ce3" table:formula="of:=2*[.BE27]*[.BF27]*[.$B$5]/[.$G$4]" office:value-type="float" office:value="0.00476787603853063" calcext:value-type="float">
            <text:p>0.004767876</text:p>
          </table:table-cell>
          <table:table-cell table:formula="of:=[.BA27]-[.BG27]" office:value-type="float" office:value="-0.00476787603853063" calcext:value-type="float">
            <text:p>-0.004767876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3" table:formula="of:=SQRT((2*[.$B$5]/[.$G$4])^2*([.BE27]^2*[.BJ27]^2+[.BF27]^2*[.BJ27]^2))" office:value-type="float" office:value="0.000323932691720189" calcext:value-type="float">
            <text:p>0.0003239327</text:p>
          </table:table-cell>
          <table:table-cell table:formula="of:=SQRT([.BK27]*[.BK27]+[.BD27]*[.BD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3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3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.5397099907</text:p>
          </table:table-cell>
          <table:table-cell table:formula="of:=[.AZ28]*[.$B$7]" office:value-type="float" office:value="654.201633165829" calcext:value-type="float">
            <text:p>654.2016331658</text:p>
          </table:table-cell>
          <table:table-cell table:style-name="ce3" table:formula="of:=2*[.BE28]*[.BF28]*[.$B$5]/[.$G$4]" office:value-type="float" office:value="0.0054588196059869" calcext:value-type="float">
            <text:p>0.0054588196</text:p>
          </table:table-cell>
          <table:table-cell table:formula="of:=[.BA28]-[.BG28]" office:value-type="float" office:value="0.994541180394013" calcext:value-type="float">
            <text:p>0.9945411804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3" table:formula="of:=SQRT((2*[.$B$5]/[.$G$4])^2*([.BE28]^2*[.BJ28]^2+[.BF28]^2*[.BJ28]^2))" office:value-type="float" office:value="0.000348810906003535" calcext:value-type="float">
            <text:p>0.0003488109</text:p>
          </table:table-cell>
          <table:table-cell table:formula="of:=SQRT([.BK28]*[.BK28]+[.BD28]*[.BD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3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3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.5319941466</text:p>
          </table:table-cell>
          <table:table-cell table:formula="of:=[.AZ29]*[.$B$7]" office:value-type="float" office:value="621.97864321608" calcext:value-type="float">
            <text:p>621.9786432161</text:p>
          </table:table-cell>
          <table:table-cell table:style-name="ce3" table:formula="of:=2*[.BE29]*[.BF29]*[.$B$5]/[.$G$4]" office:value-type="float" office:value="0.00522875671548385" calcext:value-type="float">
            <text:p>0.0052287567</text:p>
          </table:table-cell>
          <table:table-cell table:formula="of:=[.BA29]-[.BG29]" office:value-type="float" office:value="0.994771243284516" calcext:value-type="float">
            <text:p>0.9947712433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3" table:formula="of:=SQRT((2*[.$B$5]/[.$G$4])^2*([.BE29]^2*[.BJ29]^2+[.BF29]^2*[.BJ29]^2))" office:value-type="float" office:value="0.000329626893320202" calcext:value-type="float">
            <text:p>0.0003296269</text:p>
          </table:table-cell>
          <table:table-cell table:formula="of:=SQRT([.BK29]*[.BK29]+[.BD29]*[.BD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3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3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6]" office:value-type="float" office:value="679.663828655049" calcext:value-type="float">
            <text:p>679.663828655</text:p>
          </table:table-cell>
          <table:table-cell table:formula="of:=[.AZ30]*[.$B$7]" office:value-type="float" office:value="608.489949748744" calcext:value-type="float">
            <text:p>608.4899497487</text:p>
          </table:table-cell>
          <table:table-cell table:style-name="ce3" table:formula="of:=2*[.BE30]*[.BF30]*[.$B$5]/[.$G$4]" office:value-type="float" office:value="0.00516960761180437" calcext:value-type="float">
            <text:p>0.0051696076</text:p>
          </table:table-cell>
          <table:table-cell table:formula="of:=[.BA30]-[.BG30]" office:value-type="float" office:value="6.9948303923882" calcext:value-type="float">
            <text:p>6.9948303924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3" table:formula="of:=SQRT((2*[.$B$5]/[.$G$4])^2*([.BE30]^2*[.BJ30]^2+[.BF30]^2*[.BJ30]^2))" office:value-type="float" office:value="0.000323135279397235" calcext:value-type="float">
            <text:p>0.0003231353</text:p>
          </table:table-cell>
          <table:table-cell table:formula="of:=SQRT([.BK30]*[.BK30]+[.BD30]*[.BD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3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3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6]" office:value-type="float" office:value="712.470267393907" calcext:value-type="float">
            <text:p>712.4702673939</text:p>
          </table:table-cell>
          <table:table-cell table:formula="of:=[.AZ31]*[.$B$7]" office:value-type="float" office:value="598.74811557789" calcext:value-type="float">
            <text:p>598.7481155779</text:p>
          </table:table-cell>
          <table:table-cell table:style-name="ce3" table:formula="of:=2*[.BE31]*[.BF31]*[.$B$5]/[.$G$4]" office:value-type="float" office:value="0.00533237787509221" calcext:value-type="float">
            <text:p>0.0053323779</text:p>
          </table:table-cell>
          <table:table-cell table:formula="of:=[.BA31]-[.BG31]" office:value-type="float" office:value="20.9946676221249" calcext:value-type="float">
            <text:p>20.9946676221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3" table:formula="of:=SQRT((2*[.$B$5]/[.$G$4])^2*([.BE31]^2*[.BJ31]^2+[.BF31]^2*[.BJ31]^2))" office:value-type="float" office:value="0.000325870355971818" calcext:value-type="float">
            <text:p>0.0003258704</text:p>
          </table:table-cell>
          <table:table-cell table:formula="of:=SQRT([.BK31]*[.BK31]+[.BD31]*[.BD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3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3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6]" office:value-type="float" office:value="665.400159638153" calcext:value-type="float">
            <text:p>665.4001596382</text:p>
          </table:table-cell>
          <table:table-cell table:formula="of:=[.AZ32]*[.$B$7]" office:value-type="float" office:value="636.96608040201" calcext:value-type="float">
            <text:p>636.966080402</text:p>
          </table:table-cell>
          <table:table-cell table:style-name="ce3" table:formula="of:=2*[.BE32]*[.BF32]*[.$B$5]/[.$G$4]" office:value-type="float" office:value="0.00529796664479483" calcext:value-type="float">
            <text:p>0.0052979666</text:p>
          </table:table-cell>
          <table:table-cell table:formula="of:=[.BA32]-[.BG32]" office:value-type="float" office:value="31.9947020333552" calcext:value-type="float">
            <text:p>31.9947020334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3" table:formula="of:=SQRT((2*[.$B$5]/[.$G$4])^2*([.BE32]^2*[.BJ32]^2+[.BF32]^2*[.BJ32]^2))" office:value-type="float" office:value="0.00033718679963205" calcext:value-type="float">
            <text:p>0.0003371868</text:p>
          </table:table-cell>
          <table:table-cell table:formula="of:=SQRT([.BK32]*[.BK32]+[.BD32]*[.BD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3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3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6]" office:value-type="float" office:value="708.191166688839" calcext:value-type="float">
            <text:p>708.1911666888</text:p>
          </table:table-cell>
          <table:table-cell table:formula="of:=[.AZ33]*[.$B$7]" office:value-type="float" office:value="594.251884422111" calcext:value-type="float">
            <text:p>594.2518844221</text:p>
          </table:table-cell>
          <table:table-cell table:style-name="ce3" table:formula="of:=2*[.BE33]*[.BF33]*[.$B$5]/[.$G$4]" office:value-type="float" office:value="0.00526054919169919" calcext:value-type="float">
            <text:p>0.0052605492</text:p>
          </table:table-cell>
          <table:table-cell table:formula="of:=[.BA33]-[.BG33]" office:value-type="float" office:value="66.9947394508083" calcext:value-type="float">
            <text:p>66.9947394508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3" table:formula="of:=SQRT((2*[.$B$5]/[.$G$4])^2*([.BE33]^2*[.BJ33]^2+[.BF33]^2*[.BJ33]^2))" office:value-type="float" office:value="0.000321973856886689" calcext:value-type="float">
            <text:p>0.0003219739</text:p>
          </table:table-cell>
          <table:table-cell table:formula="of:=SQRT([.BK33]*[.BK33]+[.BD33]*[.BD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3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3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6]" office:value-type="float" office:value="721.741652254889" calcext:value-type="float">
            <text:p>721.7416522549</text:p>
          </table:table-cell>
          <table:table-cell table:formula="of:=[.AZ34]*[.$B$7]" office:value-type="float" office:value="630.971105527638" calcext:value-type="float">
            <text:p>630.9711055276</text:p>
          </table:table-cell>
          <table:table-cell table:style-name="ce3" table:formula="of:=2*[.BE34]*[.BF34]*[.$B$5]/[.$G$4]" office:value-type="float" office:value="0.00569247660285764" calcext:value-type="float">
            <text:p>0.0056924766</text:p>
          </table:table-cell>
          <table:table-cell table:formula="of:=[.BA34]-[.BG34]" office:value-type="float" office:value="85.9943075233971" calcext:value-type="float">
            <text:p>85.99430752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3" table:formula="of:=SQRT((2*[.$B$5]/[.$G$4])^2*([.BE34]^2*[.BJ34]^2+[.BF34]^2*[.BJ34]^2))" office:value-type="float" office:value="0.00034854076447844" calcext:value-type="float">
            <text:p>0.0003485408</text:p>
          </table:table-cell>
          <table:table-cell table:formula="of:=SQRT([.BK34]*[.BK34]+[.BD34]*[.BD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3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3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6]" office:value-type="float" office:value="728.873486763337" calcext:value-type="float">
            <text:p>728.8734867633</text:p>
          </table:table-cell>
          <table:table-cell table:formula="of:=[.AZ35]*[.$B$7]" office:value-type="float" office:value="548.540201005025" calcext:value-type="float">
            <text:p>548.540201005</text:p>
          </table:table-cell>
          <table:table-cell table:style-name="ce3" table:formula="of:=2*[.BE35]*[.BF35]*[.$B$5]/[.$G$4]" office:value-type="float" office:value="0.00499770511170493" calcext:value-type="float">
            <text:p>0.0049977051</text:p>
          </table:table-cell>
          <table:table-cell table:formula="of:=[.BA35]-[.BG35]" office:value-type="float" office:value="101.995002294888" calcext:value-type="float">
            <text:p>101.9950022949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3" table:formula="of:=SQRT((2*[.$B$5]/[.$G$4])^2*([.BE35]^2*[.BJ35]^2+[.BF35]^2*[.BJ35]^2))" office:value-type="float" office:value="0.000300193203050864" calcext:value-type="float">
            <text:p>0.0003001932</text:p>
          </table:table-cell>
          <table:table-cell table:formula="of:=SQRT([.BK35]*[.BK35]+[.BD35]*[.BD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3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3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6]" office:value-type="float" office:value="736.718504722629" calcext:value-type="float">
            <text:p>736.7185047226</text:p>
          </table:table-cell>
          <table:table-cell table:formula="of:=[.AZ36]*[.$B$7]" office:value-type="float" office:value="583.76067839196" calcext:value-type="float">
            <text:p>583.760678392</text:p>
          </table:table-cell>
          <table:table-cell table:style-name="ce3" table:formula="of:=2*[.BE36]*[.BF36]*[.$B$5]/[.$G$4]" office:value-type="float" office:value="0.0053758411762599" calcext:value-type="float">
            <text:p>0.0053758412</text:p>
          </table:table-cell>
          <table:table-cell table:formula="of:=[.BA36]-[.BG36]" office:value-type="float" office:value="135.994624158824" calcext:value-type="float">
            <text:p>135.9946241588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3" table:formula="of:=SQRT((2*[.$B$5]/[.$G$4])^2*([.BE36]^2*[.BJ36]^2+[.BF36]^2*[.BJ36]^2))" office:value-type="float" office:value="0.0003232389373043" calcext:value-type="float">
            <text:p>0.0003232389</text:p>
          </table:table-cell>
          <table:table-cell table:formula="of:=SQRT([.BK36]*[.BK36]+[.BD36]*[.BD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3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3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6]" office:value-type="float" office:value="717.46255154982" calcext:value-type="float">
            <text:p>717.4625515498</text:p>
          </table:table-cell>
          <table:table-cell table:formula="of:=[.AZ37]*[.$B$7]" office:value-type="float" office:value="610.738065326633" calcext:value-type="float">
            <text:p>610.7380653266</text:p>
          </table:table-cell>
          <table:table-cell table:style-name="ce3" table:formula="of:=2*[.BE37]*[.BF37]*[.$B$5]/[.$G$4]" office:value-type="float" office:value="0.00547727113347309" calcext:value-type="float">
            <text:p>0.0054772711</text:p>
          </table:table-cell>
          <table:table-cell table:formula="of:=[.BA37]-[.BG37]" office:value-type="float" office:value="106.994522728867" calcext:value-type="float">
            <text:p>106.9945227289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3" table:formula="of:=SQRT((2*[.$B$5]/[.$G$4])^2*([.BE37]^2*[.BJ37]^2+[.BF37]^2*[.BJ37]^2))" office:value-type="float" office:value="0.000334628683966671" calcext:value-type="float">
            <text:p>0.0003346287</text:p>
          </table:table-cell>
          <table:table-cell table:formula="of:=SQRT([.BK37]*[.BK37]+[.BD37]*[.BD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3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3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6]" office:value-type="float" office:value="669.679260343222" calcext:value-type="float">
            <text:p>669.6792603432</text:p>
          </table:table-cell>
          <table:table-cell table:formula="of:=[.AZ38]*[.$B$7]" office:value-type="float" office:value="572.520100502513" calcext:value-type="float">
            <text:p>572.5201005025</text:p>
          </table:table-cell>
          <table:table-cell table:style-name="ce3" table:formula="of:=2*[.BE38]*[.BF38]*[.$B$5]/[.$G$4]" office:value-type="float" office:value="0.00479256046795187" calcext:value-type="float">
            <text:p>0.0047925605</text:p>
          </table:table-cell>
          <table:table-cell table:formula="of:=[.BA38]-[.BG38]" office:value-type="float" office:value="67.9952074395321" calcext:value-type="float">
            <text:p>67.9952074395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3" table:formula="of:=SQRT((2*[.$B$5]/[.$G$4])^2*([.BE38]^2*[.BJ38]^2+[.BF38]^2*[.BJ38]^2))" office:value-type="float" office:value="0.000298826962022634" calcext:value-type="float">
            <text:p>0.000298827</text:p>
          </table:table-cell>
          <table:table-cell table:formula="of:=SQRT([.BK38]*[.BK38]+[.BD38]*[.BD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3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3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6]" office:value-type="float" office:value="678.237461753359" calcext:value-type="float">
            <text:p>678.2374617534</text:p>
          </table:table-cell>
          <table:table-cell table:formula="of:=[.AZ39]*[.$B$7]" office:value-type="float" office:value="597.998743718593" calcext:value-type="float">
            <text:p>597.9987437186</text:p>
          </table:table-cell>
          <table:table-cell table:style-name="ce3" table:formula="of:=2*[.BE39]*[.BF39]*[.$B$5]/[.$G$4]" office:value-type="float" office:value="0.00506981437589245" calcext:value-type="float">
            <text:p>0.0050698144</text:p>
          </table:table-cell>
          <table:table-cell table:formula="of:=[.BA39]-[.BG39]" office:value-type="float" office:value="30.9949301856241" calcext:value-type="float">
            <text:p>30.9949301856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3" table:formula="of:=SQRT((2*[.$B$5]/[.$G$4])^2*([.BE39]^2*[.BJ39]^2+[.BF39]^2*[.BJ39]^2))" office:value-type="float" office:value="0.000316331101914273" calcext:value-type="float">
            <text:p>0.0003163311</text:p>
          </table:table-cell>
          <table:table-cell table:formula="of:=SQRT([.BK39]*[.BK39]+[.BD39]*[.BD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3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3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6]" office:value-type="float" office:value="669.679260343222" calcext:value-type="float">
            <text:p>669.6792603432</text:p>
          </table:table-cell>
          <table:table-cell table:formula="of:=[.AZ40]*[.$B$7]" office:value-type="float" office:value="574.018844221106" calcext:value-type="float">
            <text:p>574.0188442211</text:p>
          </table:table-cell>
          <table:table-cell table:style-name="ce3" table:formula="of:=2*[.BE40]*[.BF40]*[.$B$5]/[.$G$4]" office:value-type="float" office:value="0.00480510643776327" calcext:value-type="float">
            <text:p>0.0048051064</text:p>
          </table:table-cell>
          <table:table-cell table:formula="of:=[.BA40]-[.BG40]" office:value-type="float" office:value="16.9951948935622" calcext:value-type="float">
            <text:p>16.9951948936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3" table:formula="of:=SQRT((2*[.$B$5]/[.$G$4])^2*([.BE40]^2*[.BJ40]^2+[.BF40]^2*[.BJ40]^2))" office:value-type="float" office:value="0.00029971240137392" calcext:value-type="float">
            <text:p>0.0002997124</text:p>
          </table:table-cell>
          <table:table-cell table:formula="of:=SQRT([.BK40]*[.BK40]+[.BD40]*[.BD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3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3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6]" office:value-type="float" office:value="670.392443794067" calcext:value-type="float">
            <text:p>670.3924437941</text:p>
          </table:table-cell>
          <table:table-cell table:formula="of:=[.AZ41]*[.$B$7]" office:value-type="float" office:value="624.22675879397" calcext:value-type="float">
            <text:p>624.226758794</text:p>
          </table:table-cell>
          <table:table-cell table:style-name="ce3" table:formula="of:=2*[.BE41]*[.BF41]*[.$B$5]/[.$G$4]" office:value-type="float" office:value="0.00523096127886924" calcext:value-type="float">
            <text:p>0.0052309613</text:p>
          </table:table-cell>
          <table:table-cell table:formula="of:=[.BA41]-[.BG41]" office:value-type="float" office:value="5.99476903872113" calcext:value-type="float">
            <text:p>5.9947690387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3" table:formula="of:=SQRT((2*[.$B$5]/[.$G$4])^2*([.BE41]^2*[.BJ41]^2+[.BF41]^2*[.BJ41]^2))" office:value-type="float" office:value="0.000330468975625748" calcext:value-type="float">
            <text:p>0.000330469</text:p>
          </table:table-cell>
          <table:table-cell table:formula="of:=SQRT([.BK41]*[.BK41]+[.BD41]*[.BD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3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3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.6323001197</text:p>
          </table:table-cell>
          <table:table-cell table:formula="of:=[.AZ42]*[.$B$7]" office:value-type="float" office:value="606.241834170854" calcext:value-type="float">
            <text:p>606.2418341709</text:p>
          </table:table-cell>
          <table:table-cell table:style-name="ce3" table:formula="of:=2*[.BE42]*[.BF42]*[.$B$5]/[.$G$4]" office:value-type="float" office:value="0.00460465150157549" calcext:value-type="float">
            <text:p>0.0046046515</text:p>
          </table:table-cell>
          <table:table-cell table:formula="of:=[.BA42]-[.BG42]" office:value-type="float" office:value="-0.00460465150157549" calcext:value-type="float">
            <text:p>-0.0046046515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3" table:formula="of:=SQRT((2*[.$B$5]/[.$G$4])^2*([.BE42]^2*[.BJ42]^2+[.BF42]^2*[.BJ42]^2))" office:value-type="float" office:value="0.000303234048737103" calcext:value-type="float">
            <text:p>0.000303234</text:p>
          </table:table-cell>
          <table:table-cell table:formula="of:=SQRT([.BK42]*[.BK42]+[.BD42]*[.BD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3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3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6]" office:value-type="float" office:value="632.593720899295" calcext:value-type="float">
            <text:p>632.5937208993</text:p>
          </table:table-cell>
          <table:table-cell table:formula="of:=[.AZ43]*[.$B$7]" office:value-type="float" office:value="606.241834170854" calcext:value-type="float">
            <text:p>606.2418341709</text:p>
          </table:table-cell>
          <table:table-cell table:style-name="ce3" table:formula="of:=2*[.BE43]*[.BF43]*[.$B$5]/[.$G$4]" office:value-type="float" office:value="0.00479380972053693" calcext:value-type="float">
            <text:p>0.0047938097</text:p>
          </table:table-cell>
          <table:table-cell table:formula="of:=[.BA43]-[.BG43]" office:value-type="float" office:value="2.99520619027946" calcext:value-type="float">
            <text:p>2.9952061903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3" table:formula="of:=SQRT((2*[.$B$5]/[.$G$4])^2*([.BE43]^2*[.BJ43]^2+[.BF43]^2*[.BJ43]^2))" office:value-type="float" office:value="0.000309539384993577" calcext:value-type="float">
            <text:p>0.0003095394</text:p>
          </table:table-cell>
          <table:table-cell table:formula="of:=SQRT([.BK43]*[.BK43]+[.BD43]*[.BD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3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3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.7255554077</text:p>
          </table:table-cell>
          <table:table-cell table:formula="of:=[.AZ44]*[.$B$7]" office:value-type="float" office:value="597.998743718593" calcext:value-type="float">
            <text:p>597.9987437186</text:p>
          </table:table-cell>
          <table:table-cell table:style-name="ce3" table:formula="of:=2*[.BE44]*[.BF44]*[.$B$5]/[.$G$4]" office:value-type="float" office:value="0.00478193848073136" calcext:value-type="float">
            <text:p>0.0047819385</text:p>
          </table:table-cell>
          <table:table-cell table:formula="of:=[.BA44]-[.BG44]" office:value-type="float" office:value="-0.00478193848073136" calcext:value-type="float">
            <text:p>-0.0047819385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3" table:formula="of:=SQRT((2*[.$B$5]/[.$G$4])^2*([.BE44]^2*[.BJ44]^2+[.BF44]^2*[.BJ44]^2))" office:value-type="float" office:value="0.000306354847000553" calcext:value-type="float">
            <text:p>0.0003063548</text:p>
          </table:table-cell>
          <table:table-cell table:formula="of:=SQRT([.BK44]*[.BK44]+[.BD44]*[.BD44])" office:value-type="float" office:value="0.000306354847000553" calcext:value-type="float">
            <text:p>0.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.6801516562</text:p>
          </table:table-cell>
          <table:table-cell table:formula="of:=[.BF8]/[.$AZ$5]" office:value-type="float" office:value="7.03576912339475" calcext:value-type="float">
            <text:p>7.0357691234</text:p>
          </table:table-cell>
          <table:table-cell table:formula="of:=[.BH8]/[.$AZ$5]" office:value-type="float" office:value="-0.0000528750053579349" calcext:value-type="float">
            <text:p>-0.00005287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353636116512302" calcext:value-type="float">
            <text:p>3.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.5058179238</text:p>
          </table:table-cell>
          <table:table-cell table:formula="of:=[.BF9]/[.$AZ$5]" office:value-type="float" office:value="7.42710776102736" calcext:value-type="float">
            <text:p>7.427107761</text:p>
          </table:table-cell>
          <table:table-cell table:formula="of:=[.BH9]/[.$AZ$5]" office:value-type="float" office:value="-0.0000543593371430397" calcext:value-type="float">
            <text:p>-5.43593371430397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374285364735817" calcext:value-type="float">
            <text:p>3.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.5533634872</text:p>
          </table:table-cell>
          <table:table-cell table:formula="of:=[.BF10]/[.$AZ$5]" office:value-type="float" office:value="7.30221245114461" calcext:value-type="float">
            <text:p>7.3022124511</text:p>
          </table:table-cell>
          <table:table-cell table:formula="of:=[.BH10]/[.$AZ$5]" office:value-type="float" office:value="0.0110572753021013" calcext:value-type="float">
            <text:p>0.0110572753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7184782" calcext:value-type="float">
            <text:p>0.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.5295907055</text:p>
          </table:table-cell>
          <table:table-cell table:formula="of:=[.BF11]/[.$AZ$5]" office:value-type="float" office:value="7.68522473478504" calcext:value-type="float">
            <text:p>7.6852247348</text:p>
          </table:table-cell>
          <table:table-cell table:formula="of:=[.BH11]/[.$AZ$5]" office:value-type="float" office:value="0.0443879904009467" calcext:value-type="float">
            <text:p>0.0443879904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5678494" calcext:value-type="float">
            <text:p>0.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.2601658463</text:p>
          </table:table-cell>
          <table:table-cell table:formula="of:=[.BF12]/[.$AZ$5]" office:value-type="float" office:value="8.19313232830821" calcext:value-type="float">
            <text:p>8.1931323283</text:p>
          </table:table-cell>
          <table:table-cell table:formula="of:=[.BH12]/[.$AZ$5]" office:value-type="float" office:value="0.0999422983369271" calcext:value-type="float">
            <text:p>0.0999422983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5980081" calcext:value-type="float">
            <text:p>0.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.1729989801</text:p>
          </table:table-cell>
          <table:table-cell table:formula="of:=[.BF13]/[.$AZ$5]" office:value-type="float" office:value="8.17647962032384" calcext:value-type="float">
            <text:p>8.1764796203</text:p>
          </table:table-cell>
          <table:table-cell table:formula="of:=[.BH13]/[.$AZ$5]" office:value-type="float" office:value="0.255498772980154" calcext:value-type="float">
            <text:p>0.25549877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70886589" calcext:value-type="float">
            <text:p>0.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.2205445435</text:p>
          </table:table-cell>
          <table:table-cell table:formula="of:=[.BF14]/[.$AZ$5]" office:value-type="float" office:value="8.6427554438861" calcext:value-type="float">
            <text:p>8.6427554439</text:p>
          </table:table-cell>
          <table:table-cell table:formula="of:=[.BH14]/[.$AZ$5]" office:value-type="float" office:value="0.344383961468575" calcext:value-type="float">
            <text:p>0.3443839615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6405622" calcext:value-type="float">
            <text:p>0.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.7133918673</text:p>
          </table:table-cell>
          <table:table-cell table:formula="of:=[.BF15]/[.$AZ$5]" office:value-type="float" office:value="8.35965940815187" calcext:value-type="float">
            <text:p>8.3596594082</text:p>
          </table:table-cell>
          <table:table-cell table:formula="of:=[.BH15]/[.$AZ$5]" office:value-type="float" office:value="0.711057378849776" calcext:value-type="float">
            <text:p>0.7110573788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875012" calcext:value-type="float">
            <text:p>0.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.2046960223</text:p>
          </table:table-cell>
          <table:table-cell table:formula="of:=[.BF16]/[.$AZ$5]" office:value-type="float" office:value="8.19313232830821" calcext:value-type="float">
            <text:p>8.1931323283</text:p>
          </table:table-cell>
          <table:table-cell table:formula="of:=[.BH16]/[.$AZ$5]" office:value-type="float" office:value="1.14438725406193" calcext:value-type="float">
            <text:p>1.1443872541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912087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.4582723604</text:p>
          </table:table-cell>
          <table:table-cell table:formula="of:=[.BF17]/[.$AZ$5]" office:value-type="float" office:value="8.81760887772194" calcext:value-type="float">
            <text:p>8.8176088777</text:p>
          </table:table-cell>
          <table:table-cell table:formula="of:=[.BH17]/[.$AZ$5]" office:value-type="float" office:value="1.31104704627645" calcext:value-type="float">
            <text:p>1.3110470463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10496" calcext:value-type="float">
            <text:p>0.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.2601658463</text:p>
          </table:table-cell>
          <table:table-cell table:formula="of:=[.BF18]/[.$AZ$5]" office:value-type="float" office:value="8.55116554997208" calcext:value-type="float">
            <text:p>8.55116555</text:p>
          </table:table-cell>
          <table:table-cell table:formula="of:=[.BH18]/[.$AZ$5]" office:value-type="float" office:value="1.1332731101545" calcext:value-type="float">
            <text:p>1.1332731102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625856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.1888475012</text:p>
          </table:table-cell>
          <table:table-cell table:formula="of:=[.BF19]/[.$AZ$5]" office:value-type="float" office:value="8.25141680625349" calcext:value-type="float">
            <text:p>8.2514168063</text:p>
          </table:table-cell>
          <table:table-cell table:formula="of:=[.BH19]/[.$AZ$5]" office:value-type="float" office:value="0.922164772116904" calcext:value-type="float">
            <text:p>0.9221647721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856404" calcext:value-type="float">
            <text:p>0.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.2046960223</text:p>
          </table:table-cell>
          <table:table-cell table:formula="of:=[.BF20]/[.$AZ$5]" office:value-type="float" office:value="8.53451284198772" calcext:value-type="float">
            <text:p>8.534512842</text:p>
          </table:table-cell>
          <table:table-cell table:formula="of:=[.BH20]/[.$AZ$5]" office:value-type="float" office:value="0.844384871129325" calcext:value-type="float">
            <text:p>0.8443848711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10689115" calcext:value-type="float">
            <text:p>0.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.3631812336</text:p>
          </table:table-cell>
          <table:table-cell table:formula="of:=[.BF21]/[.$AZ$5]" office:value-type="float" office:value="8.53451284198772" calcext:value-type="float">
            <text:p>8.534512842</text:p>
          </table:table-cell>
          <table:table-cell table:formula="of:=[.BH21]/[.$AZ$5]" office:value-type="float" office:value="0.477716682794329" calcext:value-type="float">
            <text:p>0.4777166828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1849382" calcext:value-type="float">
            <text:p>0.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.3473327125</text:p>
          </table:table-cell>
          <table:table-cell table:formula="of:=[.BF22]/[.$AZ$5]" office:value-type="float" office:value="8.07656337241764" calcext:value-type="float">
            <text:p>8.0765633724</text:p>
          </table:table-cell>
          <table:table-cell table:formula="of:=[.BH22]/[.$AZ$5]" office:value-type="float" office:value="0.322164549507961" calcext:value-type="float">
            <text:p>0.3221645495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6669904" calcext:value-type="float">
            <text:p>0.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.5533634872</text:p>
          </table:table-cell>
          <table:table-cell table:formula="of:=[.BF23]/[.$AZ$5]" office:value-type="float" office:value="7.91003629257398" calcext:value-type="float">
            <text:p>7.9100362926</text:p>
          </table:table-cell>
          <table:table-cell table:formula="of:=[.BH23]/[.$AZ$5]" office:value-type="float" office:value="0.0554972385446555" calcext:value-type="float">
            <text:p>0.0554972385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2000846004" calcext:value-type="float">
            <text:p>0.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.0858321139</text:p>
          </table:table-cell>
          <table:table-cell table:formula="of:=[.BF24]/[.$AZ$5]" office:value-type="float" office:value="7.57698213288666" calcext:value-type="float">
            <text:p>7.5769821329</text:p>
          </table:table-cell>
          <table:table-cell table:formula="of:=[.BH24]/[.$AZ$5]" office:value-type="float" office:value="0.0332814570619939" calcext:value-type="float">
            <text:p>0.0332814571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3360237" calcext:value-type="float">
            <text:p>0.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.4424238393</text:p>
          </table:table-cell>
          <table:table-cell table:formula="of:=[.BF25]/[.$AZ$5]" office:value-type="float" office:value="7.88505723059743" calcext:value-type="float">
            <text:p>7.8850572306</text:p>
          </table:table-cell>
          <table:table-cell table:formula="of:=[.BH25]/[.$AZ$5]" office:value-type="float" office:value="0.0110539623703499" calcext:value-type="float">
            <text:p>0.0110539624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842873" calcext:value-type="float">
            <text:p>0.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.8386368675</text:p>
          </table:table-cell>
          <table:table-cell table:formula="of:=[.BF26]/[.$AZ$5]" office:value-type="float" office:value="7.44376046901173" calcext:value-type="float">
            <text:p>7.443760469</text:p>
          </table:table-cell>
          <table:table-cell table:formula="of:=[.BH26]/[.$AZ$5]" office:value-type="float" office:value="0.0110538427894875" calcext:value-type="float">
            <text:p>0.0110538428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7739924" calcext:value-type="float">
            <text:p>0.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.5533634872</text:p>
          </table:table-cell>
          <table:table-cell table:formula="of:=[.BF27]/[.$AZ$5]" office:value-type="float" office:value="7.18564349525405" calcext:value-type="float">
            <text:p>7.1856434953</text:p>
          </table:table-cell>
          <table:table-cell table:formula="of:=[.BH27]/[.$AZ$5]" office:value-type="float" office:value="-0.0000529764004281181" calcext:value-type="float">
            <text:p>-5.29764004281181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359925213022433" calcext:value-type="float">
            <text:p>3.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.4171078888</text:p>
          </table:table-cell>
          <table:table-cell table:formula="of:=[.BF28]/[.$AZ$5]" office:value-type="float" office:value="7.26890703517588" calcext:value-type="float">
            <text:p>7.2689070352</text:p>
          </table:table-cell>
          <table:table-cell table:formula="of:=[.BH28]/[.$AZ$5]" office:value-type="float" office:value="0.0110504575599335" calcext:value-type="float">
            <text:p>0.011050457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7870502" calcext:value-type="float">
            <text:p>0.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.4725777127</text:p>
          </table:table-cell>
          <table:table-cell table:formula="of:=[.BF29]/[.$AZ$5]" office:value-type="float" office:value="6.910873813512" calcext:value-type="float">
            <text:p>6.9108738135</text:p>
          </table:table-cell>
          <table:table-cell table:formula="of:=[.BH29]/[.$AZ$5]" office:value-type="float" office:value="0.0110530138142724" calcext:value-type="float">
            <text:p>0.0110530138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7147438" calcext:value-type="float">
            <text:p>0.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.5518203184</text:p>
          </table:table-cell>
          <table:table-cell table:formula="of:=[.BF30]/[.$AZ$5]" office:value-type="float" office:value="6.76099944165271" calcext:value-type="float">
            <text:p>6.7609994417</text:p>
          </table:table-cell>
          <table:table-cell table:formula="of:=[.BH30]/[.$AZ$5]" office:value-type="float" office:value="0.0777203376932022" calcext:value-type="float">
            <text:p>0.07772033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70088604" calcext:value-type="float">
            <text:p>0.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.9163363044</text:p>
          </table:table-cell>
          <table:table-cell table:formula="of:=[.BF31]/[.$AZ$5]" office:value-type="float" office:value="6.65275683975433" calcext:value-type="float">
            <text:p>6.6527568398</text:p>
          </table:table-cell>
          <table:table-cell table:formula="of:=[.BH31]/[.$AZ$5]" office:value-type="float" office:value="0.233274084690277" calcext:value-type="float">
            <text:p>0.23327408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8504698" calcext:value-type="float">
            <text:p>0.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.3933351071</text:p>
          </table:table-cell>
          <table:table-cell table:formula="of:=[.BF32]/[.$AZ$5]" office:value-type="float" office:value="7.07740089335567" calcext:value-type="float">
            <text:p>7.0774008934</text:p>
          </table:table-cell>
          <table:table-cell table:formula="of:=[.BH32]/[.$AZ$5]" office:value-type="float" office:value="0.355496689259502" calcext:value-type="float">
            <text:p>0.3554966893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2171299" calcext:value-type="float">
            <text:p>0.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.868790741</text:p>
          </table:table-cell>
          <table:table-cell table:formula="of:=[.BF33]/[.$AZ$5]" office:value-type="float" office:value="6.60279871580123" calcext:value-type="float">
            <text:p>6.6027987158</text:p>
          </table:table-cell>
          <table:table-cell table:formula="of:=[.BH33]/[.$AZ$5]" office:value-type="float" office:value="0.74438599389787" calcext:value-type="float">
            <text:p>0.7443859939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202277" calcext:value-type="float">
            <text:p>0.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.0193516917</text:p>
          </table:table-cell>
          <table:table-cell table:formula="of:=[.BF34]/[.$AZ$5]" office:value-type="float" office:value="7.0107900614182" calcext:value-type="float">
            <text:p>7.0107900614</text:p>
          </table:table-cell>
          <table:table-cell table:formula="of:=[.BH34]/[.$AZ$5]" office:value-type="float" office:value="0.955492305815524" calcext:value-type="float">
            <text:p>0.9554923058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78283" calcext:value-type="float">
            <text:p>0.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.0985942974</text:p>
          </table:table-cell>
          <table:table-cell table:formula="of:=[.BF35]/[.$AZ$5]" office:value-type="float" office:value="6.09489112227806" calcext:value-type="float">
            <text:p>6.0948911223</text:p>
          </table:table-cell>
          <table:table-cell table:formula="of:=[.BH35]/[.$AZ$5]" office:value-type="float" office:value="1.13327780327654" calcext:value-type="float">
            <text:p>1.1332778033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86928" calcext:value-type="float">
            <text:p>0.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.1857611636</text:p>
          </table:table-cell>
          <table:table-cell table:formula="of:=[.BF36]/[.$AZ$5]" office:value-type="float" office:value="6.48622975991067" calcext:value-type="float">
            <text:p>6.4862297599</text:p>
          </table:table-cell>
          <table:table-cell table:formula="of:=[.BH36]/[.$AZ$5]" office:value-type="float" office:value="1.51105137954249" calcext:value-type="float">
            <text:p>1.5110513795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824114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.9718061283</text:p>
          </table:table-cell>
          <table:table-cell table:formula="of:=[.BF37]/[.$AZ$5]" office:value-type="float" office:value="6.78597850362926" calcext:value-type="float">
            <text:p>6.7859785036</text:p>
          </table:table-cell>
          <table:table-cell table:formula="of:=[.BH37]/[.$AZ$5]" office:value-type="float" office:value="1.18882803032074" calcext:value-type="float">
            <text:p>1.1888280303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91124" calcext:value-type="float">
            <text:p>0.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.4408806705</text:p>
          </table:table-cell>
          <table:table-cell table:formula="of:=[.BF38]/[.$AZ$5]" office:value-type="float" office:value="6.36133445002792" calcext:value-type="float">
            <text:p>6.36133445</text:p>
          </table:table-cell>
          <table:table-cell table:formula="of:=[.BH38]/[.$AZ$5]" office:value-type="float" office:value="0.75550230488369" calcext:value-type="float">
            <text:p>0.7555023049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5183309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.5359717973</text:p>
          </table:table-cell>
          <table:table-cell table:formula="of:=[.BF39]/[.$AZ$5]" office:value-type="float" office:value="6.64443048576214" calcext:value-type="float">
            <text:p>6.6444304858</text:p>
          </table:table-cell>
          <table:table-cell table:formula="of:=[.BH39]/[.$AZ$5]" office:value-type="float" office:value="0.344388113173601" calcext:value-type="float">
            <text:p>0.3443881132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757351" calcext:value-type="float">
            <text:p>0.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.4408806705</text:p>
          </table:table-cell>
          <table:table-cell table:formula="of:=[.BF40]/[.$AZ$5]" office:value-type="float" office:value="6.37798715801228" calcext:value-type="float">
            <text:p>6.377987158</text:p>
          </table:table-cell>
          <table:table-cell table:formula="of:=[.BH40]/[.$AZ$5]" office:value-type="float" office:value="0.188835498817358" calcext:value-type="float">
            <text:p>0.1888354988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8501205" calcext:value-type="float">
            <text:p>0.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.448804931</text:p>
          </table:table-cell>
          <table:table-cell table:formula="of:=[.BF41]/[.$AZ$5]" office:value-type="float" office:value="6.93585287548855" calcext:value-type="float">
            <text:p>6.9358528755</text:p>
          </table:table-cell>
          <table:table-cell table:formula="of:=[.BH41]/[.$AZ$5]" office:value-type="float" office:value="0.0666085448746792" calcext:value-type="float">
            <text:p>0.0666085449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9452836" calcext:value-type="float">
            <text:p>0.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.7514700013</text:p>
          </table:table-cell>
          <table:table-cell table:formula="of:=[.BF42]/[.$AZ$5]" office:value-type="float" office:value="6.73602037967616" calcext:value-type="float">
            <text:p>6.7360203797</text:p>
          </table:table-cell>
          <table:table-cell table:formula="of:=[.BH42]/[.$AZ$5]" office:value-type="float" office:value="-0.0000511627944619499" calcext:value-type="float">
            <text:p>-5.11627944619499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336926720819003" calcext:value-type="float">
            <text:p>3.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.0288191211</text:p>
          </table:table-cell>
          <table:table-cell table:formula="of:=[.BF43]/[.$AZ$5]" office:value-type="float" office:value="6.73602037967616" calcext:value-type="float">
            <text:p>6.7360203797</text:p>
          </table:table-cell>
          <table:table-cell table:formula="of:=[.BH43]/[.$AZ$5]" office:value-type="float" office:value="0.0332800687808829" calcext:value-type="float">
            <text:p>0.0332800688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2803131" calcext:value-type="float">
            <text:p>0.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.1080617268</text:p>
          </table:table-cell>
          <table:table-cell table:formula="of:=[.BF44]/[.$AZ$5]" office:value-type="float" office:value="6.64443048576214" calcext:value-type="float">
            <text:p>6.6444304858</text:p>
          </table:table-cell>
          <table:table-cell table:formula="of:=[.BH44]/[.$AZ$5]" office:value-type="float" office:value="-0.000053132649785904" calcext:value-type="float">
            <text:p>-5.313264978590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340394274445058" calcext:value-type="float">
            <text:p>3.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5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7"/>
          <table:covered-table-cell table:style-name="ce48"/>
          <table:covered-table-cell table:number-columns-repeated="3" table:style-name="ce49"/>
          <table:table-cell table:style-name="ce51" office:value-type="string" calcext:value-type="string" table:number-columns-spanned="8" table:number-rows-spanned="1">
            <text:p>Posicao 2</text:p>
          </table:table-cell>
          <table:covered-table-cell table:style-name="ce52"/>
          <table:covered-table-cell table:style-name="Default"/>
          <table:covered-table-cell table:number-columns-repeated="5"/>
          <table:table-cell table:style-name="ce53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table:number-columns-repeated="2"/>
          <table:table-cell table:style-name="ce3"/>
          <table:table-cell/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table:number-columns-repeated="2"/>
          <table:table-cell table:style-name="ce3"/>
          <table:table-cell/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table:number-columns-repeated="2"/>
          <table:table-cell table:style-name="ce3"/>
          <table:table-cell/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table:number-columns-repeated="2"/>
          <table:table-cell table:style-name="ce3"/>
          <table:table-cell/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table:number-columns-repeated="2"/>
          <table:table-cell table:style-name="ce3"/>
          <table:table-cell/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table:number-columns-repeated="2"/>
          <table:table-cell table:style-name="ce3"/>
          <table:table-cell/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table:number-columns-repeated="2"/>
          <table:table-cell table:style-name="ce3"/>
          <table:table-cell/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table:number-columns-repeated="2"/>
          <table:table-cell table:style-name="ce3"/>
          <table:table-cell/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table:number-columns-repeated="2"/>
          <table:table-cell table:style-name="ce3"/>
          <table:table-cell/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table:number-columns-repeated="2"/>
          <table:table-cell table:style-name="ce3"/>
          <table:table-cell/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table:number-columns-repeated="2"/>
          <table:table-cell table:style-name="ce3"/>
          <table:table-cell/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table:number-columns-repeated="2"/>
          <table:table-cell table:style-name="ce3"/>
          <table:table-cell/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table:number-columns-repeated="2"/>
          <table:table-cell table:style-name="ce3"/>
          <table:table-cell/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table:number-columns-repeated="2"/>
          <table:table-cell table:style-name="ce3"/>
          <table:table-cell/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table:number-columns-repeated="2"/>
          <table:table-cell table:style-name="ce3"/>
          <table:table-cell/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table:number-columns-repeated="2"/>
          <table:table-cell table:style-name="ce3"/>
          <table:table-cell/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table:number-columns-repeated="2"/>
          <table:table-cell table:style-name="ce3"/>
          <table:table-cell/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table:number-columns-repeated="2"/>
          <table:table-cell table:style-name="ce3"/>
          <table:table-cell/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table:number-columns-repeated="2"/>
          <table:table-cell table:style-name="ce3"/>
          <table:table-cell/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6"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6"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8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6"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6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8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50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3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50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.0739400259</text:p>
          </table:table-cell>
          <table:table-cell table:style-name="ce3"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50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6"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6"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8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6"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6"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8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3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3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3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6"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6"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6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6"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</table:table>
      <table:table table:name="aldrabanco 2 sessao" table:style-name="ta1">
        <table:table-column table:style-name="co2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</table:table-row>
        <table:table-row table:style-name="ro1">
          <table:table-cell table:style-name="ce44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style-name="ce44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table:formula="of:=MAX([.J4:.J23])" office:value-type="float" office:value="8.964" calcext:value-type="float">
            <text:p>8.9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.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.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.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.433432</text:p>
          </table:table-cell>
          <table:table-cell table:number-columns-repeated="2"/>
        </table:table-row>
        <table:table-row table:style-name="ro1">
          <table:table-cell table:style-name="ce44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.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.444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.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.4543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.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.4334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2"/>
          <table:table-cell table:style-name="ce44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table:formula="of:=MAX([.J24:.J39])" office:value-type="float" office:value="8.484235" calcext:value-type="float">
            <text:p>8.4842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2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2"/>
        </table:table-row>
        <table:table-row table:style-name="ro1">
          <table:table-cell table:style-name="ce44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.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.4142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.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5452" calcext:value-type="float">
            <text:p>8.35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.41242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.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.404142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</table:table-row>
        <table:table-row table:style-name="ro1">
          <table:table-cell table:number-columns-repeated="7"/>
          <table:table-cell table:style-name="ce44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table:formula="of:=MAX([.J40:.J55])" office:value-type="float" office:value="9.1234554" calcext:value-type="float">
            <text:p>9.12345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4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C41:.C53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.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.35532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.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.3823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.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.4342432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.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.42432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.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.3812312</text:p>
          </table:table-cell>
          <table:table-cell table:number-columns-repeated="2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2"/>
        </table:table-row>
        <table:table-row table:style-name="ro1">
          <table:table-cell table:style-name="ce44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2"/>
          <table:table-cell table:style-name="ce44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J57:.J72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.547722557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.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.6036923428</text:p>
          </table:table-cell>
          <table:table-cell table:number-columns-repeated="2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</table:table-row>
        <table:table-row table:style-name="ro1">
          <table:table-cell table:style-name="ce44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.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.561743318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.555777733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2"/>
          <table:table-cell table:style-name="ce44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2"/>
        </table:table-row>
        <table:table-row table:style-name="ro1">
          <table:table-cell table:style-name="ce44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.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.382132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.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.42142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.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.4434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.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.3932132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.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.3442124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ce54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table:number-columns-repeated="2"/>
        </table:table-row>
        <table:table-row table:style-name="ro1">
          <table:table-cell table:number-columns-repeated="7"/>
          <table:covered-table-cell table:style-name="ce55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2"/>
        </table:table-row>
        <table:table-row table:style-name="ro1">
          <table:table-cell table:number-columns-repeated="7"/>
          <table:covered-table-cell table:style-name="ce55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2"/>
        </table:table-row>
        <table:table-row table:style-name="ro1">
          <table:table-cell table:number-columns-repeated="7"/>
          <table:covered-table-cell table:style-name="ce55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.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.40214</text:p>
          </table:table-cell>
          <table:table-cell table:number-columns-repeated="2"/>
        </table:table-row>
        <table:table-row table:style-name="ro1">
          <table:table-cell table:number-columns-repeated="7"/>
          <table:covered-table-cell table:style-name="ce55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.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.41241</text:p>
          </table:table-cell>
          <table:table-cell table:number-columns-repeated="2"/>
        </table:table-row>
        <table:table-row table:style-name="ro1">
          <table:table-cell table:number-columns-repeated="7"/>
          <table:covered-table-cell table:style-name="ce55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.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.44241</text:p>
          </table:table-cell>
          <table:table-cell table:number-columns-repeated="2"/>
        </table:table-row>
        <table:table-row table:style-name="ro1">
          <table:table-cell table:number-columns-repeated="7"/>
          <table:covered-table-cell table:style-name="ce55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.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.42312</text:p>
          </table:table-cell>
          <table:table-cell table:number-columns-repeated="2"/>
        </table:table-row>
        <table:table-row table:style-name="ro1">
          <table:table-cell table:number-columns-repeated="7"/>
          <table:covered-table-cell table:style-name="ce55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2"/>
        </table:table-row>
        <table:table-row table:style-name="ro1">
          <table:table-cell table:number-columns-repeated="7"/>
          <table:covered-table-cell table:style-name="ce55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2"/>
        </table:table-row>
        <table:table-row table:style-name="ro1">
          <table:table-cell table:number-columns-repeated="7"/>
          <table:covered-table-cell table:style-name="ce55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2"/>
        </table:table-row>
        <table:table-row table:style-name="ro1">
          <table:table-cell table:number-columns-repeated="7"/>
          <table:covered-table-cell table:style-name="ce55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.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.424141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.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.441241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.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.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.414124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15:18:04.655591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5T22:19:07.945391554</dc:date>
    <meta:editing-duration>PT22H26M48S</meta:editing-duration>
    <meta:editing-cycles>109</meta:editing-cycles>
    <meta:generator>LibreOffice/4.2.8.2$Linux_X86_64 LibreOffice_project/420m0$Build-2</meta:generator>
    <meta:document-statistic meta:table-count="7" meta:cell-count="10296" meta:object-count="0"/>
    <meta:user-defined meta:name="qrichtext">1</meta:user-defined>
  </office:meta>
</office:document-meta>
</file>